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25-09-17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25-06-2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25-03-19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24-12-04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24-09-19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24-06-07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24-03-14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23-12-06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23-09-27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23-06-28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23-04-1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23-03-09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22-11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22-08-1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22-05-11 0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21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20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20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20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9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9-07-02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8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8-04-16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8-02-19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8-01-16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7-10-30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7-10-16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7-07-25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7-04-1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7-03-07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7-01-18 0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6-11-0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6-10-18 0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6-07-14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6-04-06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6-02-2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6-01-07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5-12-15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5-10-15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5-09-22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5-07-20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5-06-18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4-12-15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4-09-04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4-07-02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4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3-09-13 0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3-03-05 0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2-09-06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2-06-05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2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1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1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1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0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0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10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9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9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8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7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7-06-15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7-03-07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6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6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5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5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5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5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4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4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4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3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3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3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3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2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2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2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2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1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1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1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1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0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0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2000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9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9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9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8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8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8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8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7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7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7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6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6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6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6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5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5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5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5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4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4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4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4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3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3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3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2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2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2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2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1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1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1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1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0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0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90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89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89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89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89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88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88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87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87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86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86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85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85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85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84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84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83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82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82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81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81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80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9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8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8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7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7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7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6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6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6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5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5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5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4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4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4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3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3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3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3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2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2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2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1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1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1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1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0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0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0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70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9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9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9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8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8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8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8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7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7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7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7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6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6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6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6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5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5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5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5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5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4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4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4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3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3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3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3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2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2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2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2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1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1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1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0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0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60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9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9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8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8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8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8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7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7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6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6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5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5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5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5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5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4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4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4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4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3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3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2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2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2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2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2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1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1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0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0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50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49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49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49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48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48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48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47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68</text:p>
          </table:table-cell>
          <table:table-cell office:value-type="string" calcext:value-type="string">
            <text:p>29S/23E-03ADD</text:p>
          </table:table-cell>
          <table:table-cell office:value-type="string" calcext:value-type="string">
            <text:p>1945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48" meta:object-count="0"/>
    <meta:user-defined meta:name="AppVersion">3.0</meta:user-defined>
  </office:meta>
</office:document-meta>
</file>